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cfd53" officeooo:paragraph-rsid="000cfd53"/>
    </style:style>
    <style:style style:name="P2" style:family="paragraph" style:parent-style-name="Standard" style:list-style-name="L1">
      <style:paragraph-properties fo:text-align="justify" style:justify-single-word="false"/>
      <style:text-properties fo:color="#c9211e" loext:opacity="100%" style:font-name="Arial" fo:font-weight="bold" officeooo:rsid="000cfd53" officeooo:paragraph-rsid="000cfd53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officeooo:paragraph-rsid="000cfd53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0cfd53" officeooo:paragraph-rsid="000cfd53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Arial" officeooo:rsid="000cfd53" officeooo:paragraph-rsid="000cfd53"/>
    </style:style>
    <style:style style:name="P6" style:family="paragraph" style:parent-style-name="Standard" style:list-style-name="L2">
      <style:paragraph-properties fo:text-align="justify" style:justify-single-word="false"/>
      <style:text-properties style:font-name="Arial" officeooo:rsid="000cfd53" officeooo:paragraph-rsid="000cfd53"/>
    </style:style>
    <style:style style:name="P7" style:family="paragraph" style:parent-style-name="Standard" style:list-style-name="L9">
      <style:paragraph-properties fo:text-align="justify" style:justify-single-word="false"/>
      <style:text-properties style:font-name="Arial" officeooo:rsid="000cfd53" officeooo:paragraph-rsid="001387c6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Arial" officeooo:rsid="000e258f" officeooo:paragraph-rsid="000e258f"/>
    </style:style>
    <style:style style:name="P9" style:family="paragraph" style:parent-style-name="Standard">
      <style:paragraph-properties fo:text-align="justify" style:justify-single-word="false"/>
      <style:text-properties style:font-name="Arial" officeooo:rsid="000e258f" officeooo:paragraph-rsid="000e258f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0fe849" officeooo:paragraph-rsid="000fe849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11b710" officeooo:paragraph-rsid="0011b710"/>
    </style:style>
    <style:style style:name="P12" style:family="paragraph" style:parent-style-name="Text_20_body">
      <style:paragraph-properties fo:text-align="justify" style:justify-single-word="false"/>
      <style:text-properties style:font-name="Arial" officeooo:rsid="000cfd53" officeooo:paragraph-rsid="000cfd53"/>
    </style:style>
    <style:style style:name="P13" style:family="paragraph" style:parent-style-name="Text_20_body">
      <style:paragraph-properties fo:text-align="justify" style:justify-single-word="false" fo:break-before="page"/>
      <style:text-properties style:font-name="Arial" officeooo:rsid="000cfd53" officeooo:paragraph-rsid="000cfd53"/>
    </style:style>
    <style:style style:name="P14" style:family="paragraph" style:parent-style-name="Text_20_body">
      <style:paragraph-properties fo:text-align="justify" style:justify-single-word="false"/>
      <style:text-properties style:font-name="Arial"/>
    </style:style>
    <style:style style:name="P15" style:family="paragraph" style:parent-style-name="Text_20_body">
      <style:paragraph-properties fo:text-align="justify" style:justify-single-word="false"/>
      <style:text-properties style:font-name="Arial" officeooo:rsid="000e258f" officeooo:paragraph-rsid="000e258f"/>
    </style:style>
    <style:style style:name="P16" style:family="paragraph" style:parent-style-name="Text_20_body">
      <style:text-properties style:font-name="Arial"/>
    </style:style>
    <style:style style:name="P17" style:family="paragraph" style:parent-style-name="Text_20_body">
      <style:paragraph-properties fo:margin-top="0cm" fo:margin-bottom="0cm" style:contextual-spacing="false" fo:line-height="100%"/>
      <style:text-properties style:font-name="Arial" officeooo:paragraph-rsid="000e258f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text-underline-style="none" officeooo:rsid="000cfd53"/>
    </style:style>
    <style:style style:name="T2" style:family="text">
      <style:text-properties officeooo:rsid="000e258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1b710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éer une note : rançongiciel</text:p>
      <text:p text:style-name="P3"><text:span text:style-name="T1"/></text:p>
      <text:p text:style-name="P3"><text:span text:style-name="T1">Le service informatique doit créer une note d’information, car elle </text:span>vise à informer les employés sur la menace, expliquer ce qu'est un rançongiciel et donner des directives pour éviter les problèmes.</text:p>
      <text:p text:style-name="P11"/>
      <text:p text:style-name="P4"/>
      <text:p text:style-name="P10">Note d’information (voir page 2<text:span text:style-name="T4">)</text:span></text:p>
      <text:p text:style-name="P4"/>
      <text:p text:style-name="P12"/>
      <text:p text:style-name="P13">Chers collègues de Galom,</text:p>
      <text:p text:style-name="P14">Nous vous informons qu'un <office:annotation office:name="__Annotation__463_2395199812" loext:resolved="false"><dc:creator>Auteur inconnu</dc:creator><dc:date>2024-01-29T16:43:08.908548386</dc:date><text:p text:style-name="P18"><text:span text:style-name="T6">Mettre Rançongiciel et Ransomware</text:span></text:p></office:annotation><text:span text:style-name="T2">R</text:span>ançongiciel<office:annotation-end office:name="__Annotation__463_2395199812"/> a été détecté sur l'ordinateur d'un de nos employés suite à la récente fuite massive de données. Un <text:span text:style-name="T2">R</text:span>ançongiciel est un logiciel malveillant bloquant l'accès aux fichiers et réclamant une rançon.</text:p>
      <text:p text:style-name="P4"/>
      <text:p text:style-name="P4">Actions immédiates :</text:p>
      <text:list xml:id="list3431418490" text:style-name="L9">
        <text:list-item>
          <text:p text:style-name="P7"><text:span text:style-name="T5">Signaler</text:span> tout comportement suspect au service informatique.</text:p>
          <text:p text:style-name="P7"/>
        </text:list-item>
      </text:list>
      <text:list xml:id="list345005250" text:style-name="L1">
        <text:list-item>
          <text:p text:style-name="P2">Ne jamais payer la rançon</text:p>
          <text:list>
            <text:list-item>
              <text:p text:style-name="P5">Dans certain<text:span text:style-name="T2">s</text:span> cas, même en payant les données ne sont pas toujours récupérées.</text:p>
            </text:list-item>
          </text:list>
        </text:list-item>
      </text:list>
      <text:p text:style-name="P4"/>
      <text:p text:style-name="P4">Prévention :</text:p>
      <text:list xml:id="list580110967" text:style-name="L2">
        <text:list-item>
          <text:p text:style-name="P6">Utiliser des <text:span text:style-name="Strong_20_Emphasis">mots de passe complexes </text:span>et veiller à les modifier régulièrement.</text:p>
          <text:p text:style-name="P6"/>
        </text:list-item>
        <text:list-item>
          <text:p text:style-name="P6">Soyez<text:tab/><text:span text:style-name="T2">attentifs aux indices d’une attaque</text:span></text:p>
          <text:list>
            <text:list-item>
              <text:p text:style-name="P6">Méfiez-vous des courriels du type « hameçonnage ciblé » qui vous propos<text:span text:style-name="T2">e</text:span> un contenu personnalisé pour mieux tromper votre vigilance</text:p>
              <text:p text:style-name="P8"/>
            </text:list-item>
            <text:list-item>
              <text:p text:style-name="P8">N’ouvrez pas les pièces jointes et ne suivez pas les liens des messages électroniques douteux (fautes d’orthographe, caractères accentués, nom des pièces jointes trop succinct)</text:p>
              <text:p text:style-name="P8"/>
            </text:list-item>
            <text:list-item>
              <text:p text:style-name="P8">Ne répondez jamais à une demande d’informations confidentielles par courriel.</text:p>
            </text:list-item>
          </text:list>
          <text:p text:style-name="P8"/>
        </text:list-item>
        <text:list-item>
          <text:p text:style-name="P8">Éteindre l’appareil lorsque celui-ci n’est pas utilisé.<text:tab/></text:p>
          <text:p text:style-name="P8"/>
        </text:list-item>
        <text:list-item>
          <text:p text:style-name="P8"><text:span text:style-name="T3">Effectuez des sauvegardes régulières</text:span> de vos fichiers importants sur des supports de stockage amovibles (CD, clé USB, disque dur externe)</text:p>
        </text:list-item>
      </text:list>
      <text:p text:style-name="P9"/>
      <text:p text:style-name="P9"/>
      <text:p text:style-name="P15">Restons vigilants pour maintenir la sécurité de nos données. Le service informatique est à votre disposition pour toute question.</text:p>
      <text:p text:style-name="P16">Cordialement,</text:p>
      <text:p text:style-name="P16"/>
      <text:p text:style-name="P17"><text:span text:style-name="T2">Lucas Da Silveira</text:span> </text:p>
      <text:p text:style-name="P17">Service Informatique, Galom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5:56:02.624180719</meta:creation-date>
    <dc:date>2024-01-29T16:50:03.870438175</dc:date>
    <meta:editing-duration>PT41M2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27" meta:word-count="253" meta:character-count="1610" meta:non-whitespace-character-count="1392"/>
  </office:meta>
</office:document-meta>
</file>